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F000000C50DAFC938DB3DBCB7.png" manifest:media-type="image/png"/>
  <manifest:file-entry manifest:full-path="Pictures/100000010000031E000000A8082B4A1CD5C866FF.png" manifest:media-type="image/png"/>
  <manifest:file-entry manifest:full-path="Pictures/1000000100000311000000BF7733B4889A4B213F.png" manifest:media-type="image/png"/>
  <manifest:file-entry manifest:full-path="Pictures/1000000100000207000000BC752320BCBABF52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8de0" officeooo:paragraph-rsid="00088de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 1</text:p>
      <text:p text:style-name="P1"/>
      <text:p text:style-name="P1"><draw:frame draw:style-name="fr2" draw:name="Зображення1" text:anchor-type="char" svg:x="0.048cm" svg:y="0.064cm" svg:width="13.732cm" svg:height="4.974cm" draw:z-index="0"><draw:image xlink:href="Pictures/1000000100000207000000BC752320BCBABF528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x 2</text:p>
      <text:p text:style-name="P1"/>
      <text:p text:style-name="P1"><draw:frame draw:style-name="fr1" draw:name="Зображення2" text:anchor-type="char" svg:width="17cm" svg:height="4.136cm" draw:z-index="1"><draw:image xlink:href="Pictures/1000000100000311000000BF7733B4889A4B213F.png" xlink:type="simple" xlink:show="embed" xlink:actuate="onLoad" draw:mime-type="image/png"/></draw:frame></text:p>
      <text:p text:style-name="P1"/>
      <text:p text:style-name="P1">Ex 3</text:p>
      <text:p text:style-name="P1"/>
      <text:p text:style-name="P1"><draw:frame draw:style-name="fr1" draw:name="Зображення3" text:anchor-type="char" svg:width="17cm" svg:height="3.579cm" draw:z-index="2"><draw:image xlink:href="Pictures/100000010000031E000000A8082B4A1CD5C866FF.png" xlink:type="simple" xlink:show="embed" xlink:actuate="onLoad" draw:mime-type="image/png"/></draw:frame></text:p>
      <text:p text:style-name="P1"/>
      <text:p text:style-name="P1">Ex 5</text:p>
      <text:p text:style-name="P1"/>
      <text:p text:style-name="P1"><draw:frame draw:style-name="fr1" draw:name="Зображення4" text:anchor-type="char" svg:width="17cm" svg:height="4.191cm" draw:z-index="3"><draw:image xlink:href="Pictures/100000010000031F000000C50DAFC938DB3DBCB7.png" xlink:type="simple" xlink:show="embed" xlink:actuate="onLoad" draw:mime-type="image/png"/></draw:frame></text:p>
      <text:p text:style-name="P1"/>
      <text:p text:style-name="P1"/>
      <text:p text:style-name="P1"><text:soft-pag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5T17:32:15.370875098</meta:creation-date>
    <dc:date>2023-08-05T17:41:03.916410061</dc:date>
    <meta:editing-duration>PT8M49S</meta:editing-duration>
    <meta:editing-cycles>1</meta:editing-cycles>
    <meta:document-statistic meta:table-count="0" meta:image-count="4" meta:object-count="0" meta:page-count="2" meta:paragraph-count="5" meta:word-count="8" meta:character-count="18" meta:non-whitespace-character-count="12"/>
    <meta:generator>LibreOffice/7.3.7.2$Linux_X86_64 LibreOffice_project/30$Build-2</meta:generator>
  </office:meta>
</office:document-meta>
</file>